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498cm" style:rel-column-width="32760*"/>
    </style:style>
    <style:style style:name="表29.B" style:family="table-column">
      <style:table-column-properties style:column-width="8.502cm" style:rel-column-width="32775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.92" style:family="table-row">
      <style:table-row-properties style:min-row-height="0.942cm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1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2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13" style:family="paragraph" style:parent-style-name="Standard">
      <style:text-properties style:font-name="Arial" fo:font-size="16pt" fo:font-weight="normal" fo:background-color="#ffff00" style:font-name-asian="Arial" style:font-size-asian="16pt" style:language-asian="ja" style:country-asian="JP" style:font-weight-asian="normal" style:font-name-complex="Arial" style:font-size-complex="16pt" style:font-weight-complex="normal"/>
    </style:style>
    <style:style style:name="P14" style:family="paragraph" style:parent-style-name="Standard">
      <style:text-properties style:font-name="Arial" style:font-name-asian="Arial" style:font-name-complex="Arial"/>
    </style:style>
    <style:style style:name="P15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16" style:family="paragraph" style:parent-style-name="Text_20_body">
      <style:text-properties style:font-name="Arial" style:font-name-asian="Arial" style:font-name-complex="Arial"/>
    </style:style>
    <style:style style:name="P17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18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19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2" style:family="paragraph" style:parent-style-name="Table_20_Contents">
      <style:text-properties style:font-name="Arial" fo:font-size="14pt" style:font-name-asian="Arial" style:font-name-complex="Arial"/>
    </style:style>
    <style:style style:name="P23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24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25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26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27" style:family="paragraph" style:parent-style-name="Standard" style:list-style-name="L1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28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29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30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31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3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text-position="super 58%"/>
    </style:style>
    <style:style style:name="T8" style:family="text">
      <style:text-properties style:language-asian="ja" style:country-asian="JP"/>
    </style:style>
    <style:style style:name="T9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158759744" text:id="ct158759744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520672877086659519" text:style-name="L1">
        <text:list-item>
          <text:p text:style-name="P27"/>
        </text:list-item>
      </text:list>
      <text:p text:style-name="P7">[XXX] 20200323_154119</text:p>
      <text:p text:style-name="P16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15">2:19</text:p>
            <text:p text:style-name="P15">כָּל-בָּאֶיהָ, לֹא יְשׁוּבוּן; <text:s text:c="3"/>וְלֹא-יַשִּׂיגוּ, אָרְחוֹת חַיִּים.</text:p>
          </table:table-cell>
          <table:table-cell table:style-name="表29.B1" office:value-type="string">
            <text:p text:style-name="P12"/>
            <text:p text:style-name="P12"/>
            <text:p text:style-name="P12">all – entering ones + her / not / they shall return</text:p>
            <text:p text:style-name="P12">and not – they shall overtake / paths</text:p>
            <text:p text:style-name="P12">lives</text:p>
          </table:table-cell>
        </table:table-row>
        <table:table-row>
          <table:table-cell table:style-name="表29.A2" office:value-type="string">
            <text:p text:style-name="P15">2:20</text:p>
            <text:p text:style-name="P15">לְמַעַן--תֵּלֵךְ, בְּדֶרֶךְ טוֹבִים; <text:s text:c="3"/>וְאָרְחוֹת צַדִּיקִים תִּשְׁמֹר.</text:p>
          </table:table-cell>
          <table:table-cell table:style-name="表29.B2" office:value-type="string">
            <text:p text:style-name="P12"/>
            <text:p text:style-name="P12"/>
            <text:p text:style-name="P12">so that – to go / in way </text:p>
            <text:p text:style-name="P12"/>
            <text:p text:style-name="P12">good men / and paths</text:p>
            <text:p text:style-name="P12"/>
            <text:p text:style-name="P12">righteous ones / to keep</text:p>
          </table:table-cell>
        </table:table-row>
        <table:table-row>
          <table:table-cell table:style-name="表29.A2" office:value-type="string">
            <text:p text:style-name="P15">2:21</text:p>
            <text:p text:style-name="P15">כִּי-יְשָׁרִים יִשְׁכְּנוּ-אָרֶץ; <text:s text:c="3"/>וּתְמִימִים, יִוָּתְרוּ בָהּ.</text:p>
          </table:table-cell>
          <table:table-cell table:style-name="表29.B2" office:value-type="string">
            <text:p text:style-name="P12"/>
            <text:p text:style-name="P12"/>
            <text:p text:style-name="P12">that – upright ones / to tabernacle – earth</text:p>
            <text:p text:style-name="P12">and flawless ones / to be left / in her</text:p>
          </table:table-cell>
        </table:table-row>
        <table:table-row>
          <table:table-cell table:style-name="表29.A2" office:value-type="string">
            <text:p text:style-name="P15">2:22</text:p>
            <text:p text:style-name="P15">וּרְשָׁעִים, מֵאֶרֶץ יִכָּרֵתוּ; <text:s text:c="3"/>וּבוֹגְדִים,</text:p>
            <text:p text:style-name="P15"><text:s/>יִסְּחוּ מִמֶּנָּה.</text:p>
          </table:table-cell>
          <table:table-cell table:style-name="表29.B2" office:value-type="string">
            <text:p text:style-name="P12"/>
            <text:p text:style-name="P12"/>
            <text:p text:style-name="P12">and wicked ones / from earth / to be cut off</text:p>
            <text:p text:style-name="P12">and ones being treacherous</text:p>
            <text:p text:style-name="P12"/>
            <text:p text:style-name="P12">to be swept away / from + her</text:p>
          </table:table-cell>
        </table:table-row>
        <table:table-row>
          <table:table-cell table:style-name="表29.A2" office:value-type="string">
            <text:p text:style-name="P15">3:1</text:p>
            <text:p text:style-name="P15">בְּנִי, תּוֹרָתִי אַל-תִּשְׁכָּח; <text:s text:c="3"/><text:soft-page-break/>וּמִצְוֺתַי, יִצֹּר לִבֶּךָ.</text:p>
          </table:table-cell>
          <table:table-cell table:style-name="表29.B2" office:value-type="string">
            <text:p text:style-name="P12"/>
            <text:p text:style-name="P12"/>
            <text:p text:style-name="P12">son + my / law + my / must not – to be forgetting</text:p>
            <text:p text:style-name="P12"><text:soft-page-break/>and instructions + my / to preserve / heart + thy</text:p>
          </table:table-cell>
        </table:table-row>
        <table:table-row>
          <table:table-cell table:style-name="表29.A2" office:value-type="string">
            <text:p text:style-name="P19">/] 20200425_112124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26_08494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</text:p>
            <text:p text:style-name="P15">כִּי אֹרֶךְ יָמִים, וּשְׁנוֹת חַיִּים-- <text:s text:c="3"/>וְשָׁלוֹם, יוֹסִיפוּ לָךְ.</text:p>
          </table:table-cell>
          <table:table-cell table:style-name="表29.B2" office:value-type="string">
            <text:p text:style-name="P12"/>
            <text:p text:style-name="P12"/>
            <text:p text:style-name="P12">that / length / days / and years</text:p>
            <text:p text:style-name="P12"/>
            <text:p text:style-name="P12">lives / and well-being</text:p>
            <text:p text:style-name="P12"/>
            <text:p text:style-name="P12">to add / to thee</text:p>
          </table:table-cell>
        </table:table-row>
        <table:table-row>
          <table:table-cell table:style-name="表29.A2" office:value-type="string">
            <text:p text:style-name="P15">3:3</text:p>
            <text:p text:style-name="P15">חֶסֶד וֶאֱמֶת, <text:s text:c="3"/>אַל-יַעַזְבֻךָ:</text:p>
            <text:p text:style-name="P15">קָשְׁרֵם עַל-גַּרְגְּרוֹתֶיךָ; <text:s text:c="3"/>כָּתְבֵם, עַל-לוּחַ לִבֶּךָ.</text:p>
          </table:table-cell>
          <table:table-cell table:style-name="表29.B2" office:value-type="string">
            <text:p text:style-name="P12"/>
            <text:p text:style-name="P12"/>
            <text:p text:style-name="P12">kindness / and faithfullness / must not – to forsake + thee</text:p>
            <text:p text:style-name="P12"/>
            <text:p text:style-name="P12"/>
            <text:p text:style-name="P12">to tie + them / on – throats + thee</text:p>
            <text:p text:style-name="P12">to write + them / on – tablet / heart + thy</text:p>
          </table:table-cell>
        </table:table-row>
        <table:table-row>
          <table:table-cell table:style-name="表29.A2" office:value-type="string">
            <text:p text:style-name="P15">3:4</text:p>
            <text:p text:style-name="P15">וּמְצָא-חֵן וְשֵׂכֶל-טוֹב-- <text:s text:c="3"/>בְּעֵינֵי אֱלֹהִים וְאָדָם.</text:p>
          </table:table-cell>
          <table:table-cell table:style-name="表29.B2" office:value-type="string">
            <text:p text:style-name="P12"/>
            <text:p text:style-name="P12"/>
            <text:p text:style-name="P12">and to find – grace / and intelligence – good</text:p>
            <text:p text:style-name="P12">in eyes / gods / and men</text:p>
          </table:table-cell>
        </table:table-row>
        <table:table-row>
          <table:table-cell table:style-name="表29.A2" office:value-type="string">
            <text:p text:style-name="P15">3:5</text:p>
            <text:p text:style-name="P15">בְּטַח אֶל-יְהוָה, בְּכָל-לִבֶּךָ; <text:s/></text:p>
            <text:p text:style-name="P15"><text:s/>וְאֶל-בִּינָתְךָ, </text:p>
            <text:p text:style-name="P15">אַל-תִּשָּׁעֵן.</text:p>
          </table:table-cell>
          <table:table-cell table:style-name="表29.B2" office:value-type="string">
            <text:p text:style-name="P12"/>
            <text:p text:style-name="P12"/>
            <text:p text:style-name="P12">to trust / to – jehovah / in all – heart + thy</text:p>
            <text:p text:style-name="P12"/>
            <text:p text:style-name="P12"/>
            <text:p text:style-name="P12">and to – understanding + thee</text:p>
            <text:p text:style-name="P12"/>
            <text:p text:style-name="P12">must not – to lean</text:p>
          </table:table-cell>
        </table:table-row>
        <text:soft-page-break/>
        <table:table-row>
          <table:table-cell table:style-name="表29.A2" office:value-type="string">
            <text:p text:style-name="P15">3:6</text:p>
            <text:p text:style-name="P15">בְּכָל-דְּרָכֶיךָ דָעֵהוּ; <text:s text:c="3"/>וְהוּא, יְיַשֵּׁר אֹרְחֹתֶיךָ.</text:p>
          </table:table-cell>
          <table:table-cell table:style-name="表29.B2" office:value-type="string">
            <text:p text:style-name="P12"/>
            <text:p text:style-name="P12"/>
            <text:p text:style-name="P12">in all – ways + thy / to acknowledge + him</text:p>
            <text:p text:style-name="P12">and he / to straighten / paths + thy</text:p>
          </table:table-cell>
        </table:table-row>
        <table:table-row>
          <table:table-cell table:style-name="表29.A2" office:value-type="string">
            <text:p text:style-name="P19">/] 20200426_090421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27_07262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7</text:p>
            <text:p text:style-name="P15">אַל-תְּהִי חָכָם</text:p>
            <text:p text:style-name="P15"><text:s/>בְּעֵינֶיךָ; <text:s text:c="3"/>יְרָא </text:p>
            <text:p text:style-name="P15">אֶת-יְהוָה, וְסוּר</text:p>
            <text:p text:style-name="P15"><text:s/>מֵרָע.</text:p>
          </table:table-cell>
          <table:table-cell table:style-name="表29.B2" office:value-type="string">
            <text:p text:style-name="P12"/>
            <text:p text:style-name="P12"/>
            <text:p text:style-name="P12">must not – you are being / wise</text:p>
            <text:p text:style-name="P12"/>
            <text:p text:style-name="P12">in eyes + thee / to fear</text:p>
            <text:p text:style-name="P12"/>
            <text:p text:style-name="P12">self – jehovah / and to withdraw</text:p>
            <text:p text:style-name="P12"/>
            <text:p text:style-name="P12">from evil</text:p>
          </table:table-cell>
        </table:table-row>
        <table:table-row>
          <table:table-cell table:style-name="表29.A2" office:value-type="string">
            <text:p text:style-name="P15">3:8</text:p>
            <text:p text:style-name="P15">רִפְאוּת, תְּהִי לְשָׁרֶּךָ; <text:s text:c="3"/>וְשִׁקּוּי, לְעַצְמוֹתֶיךָ.</text:p>
          </table:table-cell>
          <table:table-cell table:style-name="表29.B2" office:value-type="string">
            <text:p text:style-name="P12"/>
            <text:p text:style-name="P12"/>
            <text:p text:style-name="P12">health / she shall be / to lavel + thee</text:p>
            <text:p text:style-name="P12">and to drink / to bones + thy</text:p>
          </table:table-cell>
        </table:table-row>
        <table:table-row>
          <table:table-cell table:style-name="表29.A2" office:value-type="string">
            <text:p text:style-name="P15">3:9</text:p>
            <text:p text:style-name="P15">כַּבֵּד אֶת-יְהוָה, מֵהוֹנֶךָ; <text:s text:c="3"/>וּמֵרֵאשִׁית, כָּל-תְּבוּאָתֶךָ.</text:p>
          </table:table-cell>
          <table:table-cell table:style-name="表29.B2" office:value-type="string">
            <text:p text:style-name="P12"/>
            <text:p text:style-name="P12"/>
            <text:p text:style-name="P12">to glorify / self – jehovah / from wealth + thy</text:p>
            <text:p text:style-name="P12">and from first-fruit / all – income + thy</text:p>
          </table:table-cell>
        </table:table-row>
        <table:table-row>
          <table:table-cell table:style-name="表29.A2" office:value-type="string">
            <text:p text:style-name="P15">3:10</text:p>
            <text:p text:style-name="P15"><text:s/>וְיִמָּלְאוּ אֲסָמֶיךָ</text:p>
            <text:p text:style-name="P15"><text:s/>שָׂבָע; <text:s text:c="3"/>וְתִירוֹשׁ, <text:soft-page-break/>יְקָבֶיךָ יִפְרֹצוּ.</text:p>
          </table:table-cell>
          <table:table-cell table:style-name="表29.B2" office:value-type="string">
            <text:p text:style-name="P12"/>
            <text:p text:style-name="P12"/>
            <text:p text:style-name="P12">and to be filled / storehouses + thy</text:p>
            <text:p text:style-name="P12">sat<text:span text:style-name="T8">isfaction / and grape-juice</text:span></text:p>
            <text:p text:style-name="P13"/>
            <text:p text:style-name="P13"><text:soft-page-break/>winevats + thy / to breach</text:p>
          </table:table-cell>
        </table:table-row>
        <table:table-row>
          <table:table-cell table:style-name="表29.A2" office:value-type="string">
            <text:p text:style-name="P15">3:11</text:p>
            <text:p text:style-name="P15">מוּסַר יְהוָה, בְּנִי</text:p>
            <text:p text:style-name="P15"><text:s/>אַל-תִּמְאָס; <text:s text:c="3"/>וְאַל-תָּקֹץ,</text:p>
            <text:p text:style-name="P15"><text:s/>בְּתוֹכַחְתּוֹ.</text:p>
          </table:table-cell>
          <table:table-cell table:style-name="表29.B2" office:value-type="string">
            <text:p text:style-name="P12"/>
            <text:p text:style-name="P12"/>
            <text:p text:style-name="P12">admonition / jehovah / son + my</text:p>
            <text:p text:style-name="P12"/>
            <text:p text:style-name="P12">must not – to reject / and must not – to be irritated</text:p>
            <text:p text:style-name="P12"/>
            <text:p text:style-name="P12">in correction + his</text:p>
          </table:table-cell>
        </table:table-row>
        <table:table-row>
          <table:table-cell table:style-name="表29.A2" office:value-type="string">
            <text:p text:style-name="P15">3:12</text:p>
            <text:p text:style-name="P15">כִּי אֶת אֲשֶׁר יֶאֱהַב יְהוָה <text:s text:c="3"/>יוֹכִיחַ;</text:p>
            <text:p text:style-name="P15">וּכְאָב, <text:s text:c="3"/>אֶת-בֵּן יִרְצֶה.</text:p>
          </table:table-cell>
          <table:table-cell table:style-name="表29.B2" office:value-type="string">
            <text:p text:style-name="P12"/>
            <text:p text:style-name="P12"/>
            <text:p text:style-name="P12">for / self / whom / to love</text:p>
            <text:p text:style-name="P12"/>
            <text:p text:style-name="P12">jehovah / to correct</text:p>
            <text:p text:style-name="P12"/>
            <text:p text:style-name="P12">and as father / self – son / to approve</text:p>
          </table:table-cell>
        </table:table-row>
        <table:table-row>
          <table:table-cell table:style-name="表29.A2" office:value-type="string">
            <text:p text:style-name="P15">3:13</text:p>
            <text:p text:style-name="P15">אַשְׁרֵי אָדָם, מָצָא חָכְמָה; <text:s text:c="3"/>וְאָדָם, יָפִיק תְּבוּנָה.</text:p>
          </table:table-cell>
          <table:table-cell table:style-name="表29.B2" office:value-type="string">
            <text:p text:style-name="P12"/>
            <text:p text:style-name="P12"/>
            <text:p text:style-name="P12">happy / men / to find</text:p>
            <text:p text:style-name="P12"/>
            <text:p text:style-name="P12">wisdom <text:s/>/ and men / to gain hold</text:p>
            <text:p text:style-name="P12"/>
            <text:p text:style-name="P12">understanding</text:p>
          </table:table-cell>
        </table:table-row>
        <table:table-row>
          <table:table-cell table:style-name="表29.A2" office:value-type="string">
            <text:p text:style-name="P15">3:14</text:p>
            <text:p text:style-name="P15">כִּי טוֹב סַחְרָהּ,</text:p>
            <text:p text:style-name="P15"><text:s/>מִסְּחַר-כָּסֶף; <text:s text:c="3"/>וּמֵחָרוּץ, תְּבוּאָתָהּ.</text:p>
          </table:table-cell>
          <table:table-cell table:style-name="表29.B2" office:value-type="string">
            <text:p text:style-name="P12"/>
            <text:p text:style-name="P12"/>
            <text:p text:style-name="P12">for / good / merchandise + her</text:p>
            <text:p text:style-name="P12"/>
            <text:p text:style-name="P12">from merchandise – silver</text:p>
            <text:p text:style-name="P12"/>
            <text:p text:style-name="P12">and from gold-dust / income + her</text:p>
          </table:table-cell>
        </table:table-row>
        <table:table-row>
          <table:table-cell table:style-name="表29.A2" office:value-type="string">
            <text:p text:style-name="P19">/] 20200427_083525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28_132938</text:p>
          </table:table-cell>
          <table:table-cell table:style-name="表29.B2" office:value-type="string">
            <text:p text:style-name="P12"/>
          </table:table-cell>
        </table:table-row>
        <text:soft-page-break/>
        <table:table-row>
          <table:table-cell table:style-name="表29.A2" office:value-type="string">
            <text:p text:style-name="P15">3:15</text:p>
            <text:p text:style-name="P15">יְקָרָה הִיא, מפניים (מִפְּנִינִים); <text:s text:c="3"/>וְכָל-חֲפָצֶיךָ, </text:p>
            <text:p text:style-name="P15">לֹא יִשְׁווּ-בָהּ.</text:p>
          </table:table-cell>
          <table:table-cell table:style-name="表29.B2" office:value-type="string">
            <text:p text:style-name="P12"/>
            <text:p text:style-name="P12"/>
            <text:p text:style-name="P12">precious / she / from rubies</text:p>
            <text:p text:style-name="P12"/>
            <text:p text:style-name="P12">and all – desires + thee</text:p>
            <text:p text:style-name="P12"/>
            <text:p text:style-name="P12"/>
            <text:p text:style-name="P12">not to be in equal – in her</text:p>
          </table:table-cell>
        </table:table-row>
        <table:table-row>
          <table:table-cell table:style-name="表29.A2" office:value-type="string">
            <text:p text:style-name="P15">3:16</text:p>
            <text:p text:style-name="P15">אֹרֶךְ יָמִים, בִּימִינָהּ; <text:s text:c="3"/>בִּשְׂמֹאולָהּ, עֹשֶׁר וְכָבוֹד.</text:p>
          </table:table-cell>
          <table:table-cell table:style-name="表29.B2" office:value-type="string">
            <text:p text:style-name="P12"/>
            <text:p text:style-name="P12"/>
            <text:p text:style-name="P12">length / days / in right hand + her</text:p>
            <text:p text:style-name="P12"/>
            <text:p text:style-name="P12">in left hand + her / riches</text:p>
            <text:p text:style-name="P12"/>
            <text:p text:style-name="P12">and glory</text:p>
          </table:table-cell>
        </table:table-row>
        <table:table-row>
          <table:table-cell table:style-name="表29.A2" office:value-type="string">
            <text:p text:style-name="P15">3:17</text:p>
            <text:p text:style-name="P15"><text:s/>דְּרָכֶיהָ דַרְכֵי-נֹעַם; <text:s text:c="3"/>וְכָל-נְתִיבוֹתֶיהָ שָׁלוֹם.</text:p>
          </table:table-cell>
          <table:table-cell table:style-name="表29.B2" office:value-type="string">
            <text:p text:style-name="P12"/>
            <text:p text:style-name="P12"/>
            <text:p text:style-name="P12">ways + her / ways – pleasantness</text:p>
            <text:p text:style-name="P12">and all – tracks + her / peace</text:p>
          </table:table-cell>
        </table:table-row>
        <table:table-row>
          <table:table-cell table:style-name="表29.A2" office:value-type="string">
            <text:p text:style-name="P15">3:18</text:p>
            <text:p text:style-name="P15">עֵץ-חַיִּים הִיא, לַמַּחֲזִיקִים בָּהּ; <text:s text:c="3"/>וְתֹמְכֶיהָ מְאֻשָּׁר.</text:p>
          </table:table-cell>
          <table:table-cell table:style-name="表29.B2" office:value-type="string">
            <text:p text:style-name="P12"/>
            <text:p text:style-name="P12"/>
            <text:p text:style-name="P12">tree – lives / she</text:p>
            <text:p text:style-name="P12"/>
            <text:p text:style-name="P12">to. ones holding fast / in her</text:p>
            <text:p text:style-name="P12"/>
            <text:p text:style-name="P12">and ones upholding + her / being made happy</text:p>
            <text:p text:style-name="P12"/>
          </table:table-cell>
        </table:table-row>
        <table:table-row>
          <table:table-cell table:style-name="表29.A2" office:value-type="string">
            <text:p text:style-name="P15">3:19</text:p>
            <text:p text:style-name="P15"><text:s/>יְהוָה--בְּחָכְמָה יָסַד-אָרֶץ; <text:s/></text:p>
            <text:p text:style-name="P15"><text:s text:c="2"/>כּוֹנֵן שָׁמַיִם, בִּתְבוּנָה.</text:p>
          </table:table-cell>
          <table:table-cell table:style-name="表29.B2" office:value-type="string">
            <text:p text:style-name="P12"/>
            <text:p text:style-name="P12"/>
            <text:p text:style-name="P12">jehovah – wisdom / to found – land</text:p>
            <text:p text:style-name="P12"/>
            <text:p text:style-name="P12"/>
            <text:p text:style-name="P12">to establish / heavens / in understanding</text:p>
          </table:table-cell>
        </table:table-row>
        <text:soft-page-break/>
        <table:table-row>
          <table:table-cell table:style-name="表29.A2" office:value-type="string">
            <text:p text:style-name="P19">/] 20200428_140419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29_112505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0</text:p>
            <text:p text:style-name="P15">בְּדַעְתּוֹ, תְּהוֹמוֹת נִבְקָעוּ; <text:s text:c="3"/>וּשְׁחָקִים, יִרְעֲפוּ-טָל.</text:p>
          </table:table-cell>
          <table:table-cell table:style-name="表29.B2" office:value-type="string">
            <text:p text:style-name="P12"/>
            <text:p text:style-name="P12"/>
            <text:p text:style-name="P12">in knowledge + his / abysses</text:p>
            <text:p text:style-name="P12"/>
            <text:p text:style-name="P12">to be rent / and skies</text:p>
            <text:p text:style-name="P12"/>
            <text:p text:style-name="P12">to be dripping - night-mist</text:p>
          </table:table-cell>
        </table:table-row>
        <table:table-row>
          <table:table-cell table:style-name="表29.A2" office:value-type="string">
            <text:p text:style-name="P15">3:21</text:p>
            <text:p text:style-name="P15">בְּנִי, אַל-יָלֻזוּ </text:p>
            <text:p text:style-name="P15">מֵעֵינֶיךָ; <text:s text:c="3"/>נְצֹר </text:p>
            <text:p text:style-name="P15">תֻּשִׁיָּה, וּמְזִמָּה.</text:p>
          </table:table-cell>
          <table:table-cell table:style-name="表29.B2" office:value-type="string">
            <text:p text:style-name="P12"/>
            <text:p text:style-name="P12"/>
            <text:p text:style-name="P12">son + my / must not – to deviate</text:p>
            <text:p text:style-name="P12"/>
            <text:p text:style-name="P12">from eyes + thy / to preserve</text:p>
            <text:p text:style-name="P12"/>
            <text:p text:style-name="P12">reality / and plan</text:p>
          </table:table-cell>
        </table:table-row>
        <table:table-row>
          <table:table-cell table:style-name="表29.A2" office:value-type="string">
            <text:p text:style-name="P15">3:22</text:p>
            <text:p text:style-name="P15"><text:s/>וְיִהְיוּ חַיִּים לְנַפְשֶׁךָ; <text:s text:c="3"/>וְחֵן, לְגַרְגְּרֹתֶיךָ.</text:p>
          </table:table-cell>
          <table:table-cell table:style-name="表29.B2" office:value-type="string">
            <text:p text:style-name="P12"/>
            <text:p text:style-name="P12"/>
            <text:p text:style-name="P12">and to become / lives / to soul + thee</text:p>
            <text:p text:style-name="P12">and grace / to throats + thee</text:p>
          </table:table-cell>
        </table:table-row>
        <table:table-row>
          <table:table-cell table:style-name="表29.A2" office:value-type="string">
            <text:p text:style-name="P15">3:23</text:p>
            <text:p text:style-name="P15">כג <text:s/>אָז תֵּלֵךְ לָבֶטַח </text:p>
            <text:p text:style-name="P15">דַּרְכֶּךָ; <text:s text:c="3"/>וְרַגְלְךָ, לֹא תִגּוֹף.</text:p>
          </table:table-cell>
          <table:table-cell table:style-name="表29.B2" office:value-type="string">
            <text:p text:style-name="P12"/>
            <text:p text:style-name="P12"/>
            <text:p text:style-name="P12">/ then / you shall go / to trusting</text:p>
            <text:p text:style-name="P12"/>
            <text:p text:style-name="P12">ways + thy / and foot + thy / not</text:p>
            <text:p text:style-name="P12"/>
            <text:p text:style-name="P12">to strike</text:p>
          </table:table-cell>
        </table:table-row>
        <table:table-row>
          <table:table-cell table:style-name="表29.A2" office:value-type="string">
            <text:p text:style-name="P15">3:24</text:p>
            <text:p text:style-name="P15">כד <text:s/>אִם-תִּשְׁכַּב לֹא-תִפְחָד; </text:p>
            <text:p text:style-name="P15"><text:s text:c="3"/>וְשָׁכַבְתָּ, וְעָרְבָה <text:soft-page-break/>שְׁנָתֶךָ.</text:p>
          </table:table-cell>
          <table:table-cell table:style-name="表29.B2" office:value-type="string">
            <text:p text:style-name="P12"/>
            <text:p text:style-name="P12"/>
            <text:p text:style-name="P12">if – to lie down / not – to be afraid</text:p>
            <text:p text:style-name="P12"/>
            <text:p text:style-name="P12"/>
            <text:p text:style-name="P12">and to lie down / and congenial</text:p>
            <text:p text:style-name="P12"><text:soft-page-break/>sleep + thy</text:p>
          </table:table-cell>
        </table:table-row>
        <table:table-row>
          <table:table-cell table:style-name="表29.A2" office:value-type="string">
            <text:p text:style-name="P19">/] 20200429_114008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30_09190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5</text:p>
            <text:p text:style-name="P15">כה <text:s/>אַל-תִּירָא, מִפַּחַד פִּתְאֹם; <text:s text:c="3"/>וּמִשֹּׁאַת רְשָׁעִים, כִּי תָבֹא.</text:p>
          </table:table-cell>
          <table:table-cell table:style-name="表29.B2" office:value-type="string">
            <text:p text:style-name="P12"/>
            <text:p text:style-name="P12"/>
            <text:p text:style-name="P12">must not – to fear / from alarm</text:p>
            <text:p text:style-name="P12"/>
            <text:p text:style-name="P12">sudden / and devastation</text:p>
            <text:p text:style-name="P12"/>
            <text:p text:style-name="P12">wicked ones / that / to come</text:p>
            <text:p text:style-name="P12"/>
            <text:p text:style-name="P12"/>
          </table:table-cell>
        </table:table-row>
        <table:table-row>
          <table:table-cell table:style-name="表29.A2" office:value-type="string">
            <text:p text:style-name="P15">3:26</text:p>
            <text:p text:style-name="P15">כו <text:s/>כִּי-יְהוָה, יִהְיֶה בְכִסְלֶךָ; <text:s text:c="3"/>וְשָׁמַר</text:p>
            <text:p text:style-name="P15"><text:s/>רַגְלְךָ מִלָּכֶד.<text:tab/></text:p>
          </table:table-cell>
          <table:table-cell table:style-name="表29.B2" office:value-type="string">
            <text:p text:style-name="P12"/>
            <text:p text:style-name="P12"/>
            <text:p text:style-name="P12">that – jehovah / to be</text:p>
            <text:p text:style-name="P12"/>
            <text:p text:style-name="P12">in confidence + thee / and to keep</text:p>
            <text:p text:style-name="P12">foot + thy</text:p>
          </table:table-cell>
        </table:table-row>
        <table:table-row>
          <table:table-cell table:style-name="表29.A2" office:value-type="string">
            <text:p text:style-name="P15">3:27</text:p>
            <text:p text:style-name="P15">כז <text:s/>אַל-תִּמְנַע-טוֹב מִבְּעָלָיו-- <text:s text:c="3"/>בִּהְיוֹת לְאֵל ידיך (יָדְךָ) לַעֲשׂוֹת.</text:p>
          </table:table-cell>
          <table:table-cell table:style-name="表29.B2" office:value-type="string">
            <text:p text:style-name="P12"/>
            <text:p text:style-name="P12"/>
            <text:p text:style-name="P12">must not – withhold – good</text:p>
            <text:p text:style-name="P12"/>
            <text:p text:style-name="P12">from possessors + his / in. to be</text:p>
            <text:p text:style-name="P12"/>
            <text:p text:style-name="P12">to. disposal / hands + thy</text:p>
            <text:p text:style-name="P12"/>
            <text:p text:style-name="P12">to. to do</text:p>
          </table:table-cell>
        </table:table-row>
        <table:table-row>
          <table:table-cell table:style-name="表29.A2" office:value-type="string">
            <text:p text:style-name="P15">3:28</text:p>
            <text:p text:style-name="P15">כח <text:s/>אַל-תֹּאמַר לרעיך (לְרֵעֲךָ), לֵךְ וָשׁוּב--וּמָחָר אֶתֵּן; <text:s text:c="3"/>וְיֵשׁ <text:soft-page-break/>אִתָּךְ.</text:p>
          </table:table-cell>
          <table:table-cell table:style-name="表29.B2" office:value-type="string">
            <text:p text:style-name="P12"/>
            <text:p text:style-name="P12"/>
            <text:p text:style-name="P12">must not – to say / to associates + thy</text:p>
            <text:p text:style-name="P12">to go / and to return</text:p>
            <text:p text:style-name="P12"/>
            <text:p text:style-name="P12">and tomorrow / to give / and <text:soft-page-break/>there is</text:p>
            <text:p text:style-name="P12">with + thee</text:p>
          </table:table-cell>
        </table:table-row>
        <table:table-row>
          <table:table-cell table:style-name="表29.A2" office:value-type="string">
            <text:p text:style-name="P15">3:29</text:p>
            <text:p text:style-name="P15">כט <text:s/>אַל-תַּחֲרֹשׁ עַל-רֵעֲךָ רָעָה; <text:s text:c="3"/>וְהוּא-יוֹשֵׁב לָבֶטַח אִתָּךְ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plow / on -</text:p>
            <text:p text:style-name="P12"/>
            <text:p text:style-name="P12">associates + thy / evil / and he -</text:p>
            <text:p text:style-name="P12"/>
            <text:p text:style-name="P12">one – dwelling / to. to trust / with thee</text:p>
          </table:table-cell>
        </table:table-row>
        <table:table-row>
          <table:table-cell table:style-name="表29.A2" office:value-type="string">
            <text:p text:style-name="P19">/] 20200430_093545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01_17035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30</text:p>
            <text:p text:style-name="P15">אַל-תרוב (תָּרִיב) </text:p>
            <text:p text:style-name="P15">עִם-אָדָם חִנָּם-- <text:s text:c="2"/></text:p>
            <text:p text:style-name="P15"><text:s/>אִם-לֹא גְמָלְךָ רָעָה.</text:p>
          </table:table-cell>
          <table:table-cell table:style-name="表29.B2" office:value-type="string">
            <text:p text:style-name="P12"/>
            <text:p text:style-name="P12"/>
            <text:p text:style-name="P12">must not / to contend</text:p>
            <text:p text:style-name="P12"/>
            <text:p text:style-name="P12">with – man / gratuitously</text:p>
            <text:p text:style-name="P12"/>
            <text:p text:style-name="P12">if – not / to requit + thee / evil</text:p>
          </table:table-cell>
        </table:table-row>
        <table:table-row>
          <table:table-cell table:style-name="表29.A2" office:value-type="string">
            <text:p text:style-name="P15">3:31</text:p>
            <text:p text:style-name="P15">לא <text:s/>אַל-תְּקַנֵּא, בְּאִישׁ חָמָס; <text:s text:c="3"/>וְאַל-תִּבְחַר, בְּכָל-דְּרָכָיו.</text:p>
          </table:table-cell>
          <table:table-cell table:style-name="表29.B2" office:value-type="string">
            <text:p text:style-name="P12"/>
            <text:p text:style-name="P12"/>
            <text:p text:style-name="P12">must not – to be jealous / in man</text:p>
            <text:p text:style-name="P12"/>
            <text:p text:style-name="P12">violence / and must not – to choose</text:p>
            <text:p text:style-name="P12">in all – ways + his</text:p>
          </table:table-cell>
        </table:table-row>
        <table:table-row>
          <table:table-cell table:style-name="表29.A2" office:value-type="string">
            <text:p text:style-name="P15">3:32</text:p>
            <text:p text:style-name="P15">לב <text:s/>כִּי תוֹעֲבַת יְהוָה נָלוֹז; <text:s text:c="3"/>וְאֶת-יְשָׁרִים סוֹדוֹ.</text:p>
          </table:table-cell>
          <table:table-cell table:style-name="表29.B2" office:value-type="string">
            <text:p text:style-name="P12"/>
            <text:p text:style-name="P12"/>
            <text:p text:style-name="P12">that / abhorrence / jehovah</text:p>
            <text:p text:style-name="P12"/>
            <text:p text:style-name="P12">one being devious / and with – upright ones</text:p>
            <text:p text:style-name="P12">deliberation + his</text:p>
          </table:table-cell>
        </table:table-row>
        <table:table-row>
          <table:table-cell table:style-name="表29.A2" office:value-type="string">
            <text:p text:style-name="P15">3:33</text:p>
            <text:p text:style-name="P15"><text:soft-page-break/>לג <text:s/>מְאֵרַת יְהוָה, בְּבֵית רָשָׁע; <text:s text:c="3"/>וּנְוֵה </text:p>
            <text:p text:style-name="P15">צַדִּיקִים יְבָרֵךְ.</text:p>
          </table:table-cell>
          <table:table-cell table:style-name="表29.B2" office:value-type="string">
            <text:p text:style-name="P12"/>
            <text:p text:style-name="P12"/>
            <text:p text:style-name="P12"><text:soft-page-break/></text:p>
            <text:p text:style-name="P12">curse / jehovah / in house</text:p>
            <text:p text:style-name="P12">wicked ones / and homestead</text:p>
            <text:p text:style-name="P12"/>
            <text:p text:style-name="P12">righteous ones / to bless</text:p>
          </table:table-cell>
        </table:table-row>
        <table:table-row>
          <table:table-cell table:style-name="表29.A2" office:value-type="string">
            <text:p text:style-name="P19">/] 20200501_171408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02_09140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34</text:p>
            <text:p text:style-name="P15">אִם-לַלֵּצִים הוּא-יָלִיץ; <text:s text:c="3"/>ולעניים (וְלַעֲנָוִים),</text:p>
            <text:p text:style-name="P15"><text:s/>יִתֶּן-חֵן.</text:p>
          </table:table-cell>
          <table:table-cell table:style-name="表29.B2" office:value-type="string">
            <text:p text:style-name="P12"/>
            <text:p text:style-name="P12"/>
            <text:p text:style-name="P12">if – to. ones mocking / he – to mock</text:p>
            <text:p text:style-name="P12">and to. humble ones</text:p>
            <text:p text:style-name="P12"/>
            <text:p text:style-name="P12">to give - grace</text:p>
          </table:table-cell>
        </table:table-row>
        <table:table-row>
          <table:table-cell table:style-name="表29.A2" office:value-type="string">
            <text:p text:style-name="P15">3:35</text:p>
            <text:p text:style-name="P15">לה <text:s/>כָּבוֹד, חֲכָמִים יִנְחָלוּ; <text:s text:c="3"/>וּכְסִילִים, מֵרִים קָלוֹן.</text:p>
          </table:table-cell>
          <table:table-cell table:style-name="表29.B2" office:value-type="string">
            <text:p text:style-name="P12"/>
            <text:p text:style-name="P12"/>
            <text:p text:style-name="P12">glory / wise ones</text:p>
            <text:p text:style-name="P12"/>
            <text:p text:style-name="P12">to be allotted / and ones-stupid</text:p>
            <text:p text:style-name="P12"/>
            <text:p text:style-name="P12">ones-being-raised-up / dishonor</text:p>
          </table:table-cell>
        </table:table-row>
        <table:table-row>
          <table:table-cell table:style-name="表29.A2" office:value-type="string">
            <text:p text:style-name="P15">4:1</text:p>
            <text:p text:style-name="P15">שִׁמְעוּ בָנִים, מוּסַר אָב; <text:s text:c="3"/>וְהַקְשִׁיבוּ, לָדַעַת בִּינָה.<text:tab/></text:p>
          </table:table-cell>
          <table:table-cell table:style-name="表29.B2" office:value-type="string">
            <text:p text:style-name="P12"/>
            <text:p text:style-name="P12"/>
            <text:p text:style-name="P12">listen! / sons / admonition / father</text:p>
            <text:p text:style-name="P12"/>
            <text:p text:style-name="P12">and attend! / to. to know / understanding</text:p>
          </table:table-cell>
        </table:table-row>
        <table:table-row>
          <table:table-cell table:style-name="表29.A2" office:value-type="string">
            <text:p text:style-name="P15">4:2</text:p>
            <text:p text:style-name="P15">ב <text:s/>כִּי לֶקַח טוֹב, נָתַתִּי לָכֶם; <text:s text:c="3"/>תּוֹרָתִי, אַל-תַּעֲזֹבוּ.</text:p>
          </table:table-cell>
          <table:table-cell table:style-name="表29.B2" office:value-type="string">
            <text:p text:style-name="P12"/>
            <text:p text:style-name="P12"/>
            <text:p text:style-name="P12">that influence / good / to give</text:p>
            <text:p text:style-name="P12"/>
            <text:p text:style-name="P12">to you / law + my / must not – to forsake</text:p>
          </table:table-cell>
        </table:table-row>
        <text:soft-page-break/>
        <table:table-row>
          <table:table-cell table:style-name="表29.A2" office:value-type="string">
            <text:p text:style-name="P15">4:3</text:p>
            <text:p text:style-name="P15">ג <text:s/>כִּי-בֵן, הָיִיתִי לְאָבִי; <text:s text:c="3"/>רַךְ וְיָחִיד, לִפְנֵי </text:p>
            <text:p text:style-name="P15">אִמִּי.</text:p>
          </table:table-cell>
          <table:table-cell table:style-name="表29.B2" office:value-type="string">
            <text:p text:style-name="P12"/>
            <text:p text:style-name="P12"/>
            <text:p text:style-name="P12">that – son / I was / to father + my</text:p>
            <text:p text:style-name="P12"/>
            <text:p text:style-name="P12">tender / and only child / to faces</text:p>
            <text:p text:style-name="P12"/>
            <text:p text:style-name="P12">mother + my</text:p>
          </table:table-cell>
        </table:table-row>
        <table:table-row>
          <table:table-cell table:style-name="表29.A2" office:value-type="string">
            <text:p text:style-name="P19">/] 20200502_105935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03_10373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4</text:p>
            <text:p text:style-name="P15">וַיֹּרֵנִי--וַיֹּאמֶר לִי,</text:p>
            <text:p text:style-name="P15"><text:s/>יִתְמָךְ-דְּבָרַי לִבֶּךָ; <text:s text:c="3"/>שְׁמֹר מִצְוֺתַי וֶחְיֵה.</text:p>
          </table:table-cell>
          <table:table-cell table:style-name="表29.B2" office:value-type="string">
            <text:p text:style-name="P12"/>
            <text:p text:style-name="P12"/>
            <text:p text:style-name="P12">and to direct + me – and to say / to me</text:p>
            <text:p text:style-name="P12">to uphold – words + my / heart + thy</text:p>
            <text:p text:style-name="P12">keep! / instruction + my / and live !</text:p>
          </table:table-cell>
        </table:table-row>
        <table:table-row>
          <table:table-cell table:style-name="表29.A2" office:value-type="string">
            <text:p text:style-name="P15">4:5</text:p>
            <text:p text:style-name="P15">ה <text:s/>קְנֵה חָכְמָה, קְנֵה בִינָה; <text:s text:c="3"/>אַל-תִּשְׁכַּח וְאַל-תֵּט,</text:p>
            <text:p text:style-name="P15"><text:s/>מֵאִמְרֵי-פִי.<text:tab/></text:p>
          </table:table-cell>
          <table:table-cell table:style-name="表29.B2" office:value-type="string">
            <text:p text:style-name="P12"/>
            <text:p text:style-name="P12"/>
            <text:p text:style-name="P12">acquire! / wisdom / acquire!</text:p>
            <text:p text:style-name="P12"/>
            <text:p text:style-name="P12">understanding / must not – to forget</text:p>
            <text:p text:style-name="P12">and must not – to turn aside</text:p>
            <text:p text:style-name="P12"/>
            <text:p text:style-name="P12">from sayings – mouth + my</text:p>
          </table:table-cell>
        </table:table-row>
        <table:table-row>
          <table:table-cell table:style-name="表29.A2" office:value-type="string">
            <text:p text:style-name="P15">4:6</text:p>
            <text:p text:style-name="P15">ו <text:s/>אַל-תַּעַזְבֶהָ וְתִשְׁמְרֶךָּ; <text:s text:c="3"/>אֱהָבֶהָ וְתִצְּרֶךָּ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forsake + her</text:p>
            <text:p text:style-name="P12"/>
            <text:p text:style-name="P12">and to guard + thee / love! + her</text:p>
            <text:p text:style-name="P12"/>
            <text:p text:style-name="P12">and to preserve + thee</text:p>
          </table:table-cell>
        </table:table-row>
        <table:table-row>
          <table:table-cell table:style-name="表29.A2" office:value-type="string">
            <text:p text:style-name="P15">4:7</text:p>
            <text:p text:style-name="P15"><text:soft-page-break/>ז <text:s/>רֵאשִׁית חָכְמָה, קְנֵה חָכְמָה; <text:s text:c="3"/>וּבְכָל-קִנְיָנְךָ, קְנֵה בִינָה.<text:tab/>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beginning / wisdom / acquire!</text:p>
            <text:p text:style-name="P12"/>
            <text:p text:style-name="P12">wisdom / and in all – acquisition + thy</text:p>
            <text:p text:style-name="P12">acquire! / understanding</text:p>
          </table:table-cell>
        </table:table-row>
        <table:table-row>
          <table:table-cell table:style-name="表29.A2" office:value-type="string">
            <text:p text:style-name="P15">4:8</text:p>
            <text:p text:style-name="P15">ח <text:s/>סַלְסְלֶהָ וּתְרוֹמְמֶךָּ; <text:s text:c="3"/>תְּכַבֵּדְךָ, כִּי תְחַבְּקֶנָּה.</text:p>
          </table:table-cell>
          <table:table-cell table:style-name="表29.B2" office:value-type="string">
            <text:p text:style-name="P12"/>
            <text:p text:style-name="P12"/>
            <text:p text:style-name="P12">heap up! + her / and to raise up + thee</text:p>
            <text:p text:style-name="P12">to bring glory + thee / for / to embrace + her</text:p>
          </table:table-cell>
        </table:table-row>
        <table:table-row>
          <table:table-cell table:style-name="表29.A2" office:value-type="string">
            <text:p text:style-name="P19">/] 20200503_112127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04_12590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9</text:p>
            <text:p text:style-name="P15">תִּתֵּן לְרֹאשְׁךָ, לִוְיַת-חֵן; <text:s text:c="3"/>עֲטֶרֶת תִּפְאֶרֶת תְּמַגְּנֶךָּ.</text:p>
          </table:table-cell>
          <table:table-cell table:style-name="表29.B2" office:value-type="string">
            <text:p text:style-name="P12"/>
            <text:p text:style-name="P12"/>
            <text:p text:style-name="P12">to give / to. head + thy / wreath – grace</text:p>
            <text:p text:style-name="P12">crown / beauty</text:p>
            <text:p text:style-name="P12"/>
            <text:p text:style-name="P12">to award + thee</text:p>
          </table:table-cell>
        </table:table-row>
        <table:table-row>
          <table:table-cell table:style-name="表29.A2" office:value-type="string">
            <text:p text:style-name="P15">4:10</text:p>
            <text:p text:style-name="P15">י <text:s/>שְׁמַע בְּנִי, וְקַח אֲמָרָי; <text:s text:c="3"/>וְיִרְבּוּ לְךָ, שְׁנוֹת חַיִּים.<text:tab/></text:p>
          </table:table-cell>
          <table:table-cell table:style-name="表29.B2" office:value-type="string">
            <text:p text:style-name="P12"/>
            <text:p text:style-name="P12"/>
            <text:p text:style-name="P12">listen! / son + my / and take!</text:p>
            <text:p text:style-name="P12"/>
            <text:p text:style-name="P12">sayings + my / and to increase / to thee</text:p>
            <text:p text:style-name="P12">years / lives</text:p>
          </table:table-cell>
        </table:table-row>
        <table:table-row>
          <table:table-cell table:style-name="表29.A2" office:value-type="string">
            <text:p text:style-name="P15">4:11</text:p>
            <text:p text:style-name="P15">יא <text:s/>בְּדֶרֶךְ חָכְמָה, הֹרֵיתִיךָ; <text:s text:c="3"/>הִדְרַכְתִּיךָ, בְּמַעְגְּלֵי-יֹשֶׁר.<text:tab/></text:p>
          </table:table-cell>
          <table:table-cell table:style-name="表29.B2" office:value-type="string">
            <text:p text:style-name="P12"/>
            <text:p text:style-name="P12"/>
            <text:p text:style-name="P12">in way / wisdom</text:p>
            <text:p text:style-name="P12"/>
            <text:p text:style-name="P12">to direct + thee / to cause to tread + thee</text:p>
            <text:p text:style-name="P12">in rounds - uprightness</text:p>
          </table:table-cell>
        </table:table-row>
        <text:soft-page-break/>
        <table:table-row>
          <table:table-cell table:style-name="表29.A2" office:value-type="string">
            <text:p text:style-name="P15">4:12</text:p>
            <text:p text:style-name="P15">יב <text:s/>בְּלֶכְתְּךָ, לֹא-יֵצַר צַעֲדֶךָ; <text:s text:c="3"/>וְאִם-תָּרוּץ, לֹא תִכָּשֵׁל.</text:p>
          </table:table-cell>
          <table:table-cell table:style-name="表29.B2" office:value-type="string">
            <text:p text:style-name="P12"/>
            <text:p text:style-name="P12"/>
            <text:p text:style-name="P12">in. to go + thee / not – to be constricted</text:p>
            <text:p text:style-name="P12">step + thy / and if – to run</text:p>
            <text:p text:style-name="P12"/>
            <text:p text:style-name="P12">not / to stumble</text:p>
          </table:table-cell>
        </table:table-row>
        <table:table-row>
          <table:table-cell table:style-name="表29.A2" office:value-type="string">
            <text:p text:style-name="P15">4:13</text:p>
            <text:p text:style-name="P15">יג <text:s/>הַחֲזֵק בַּמּוּסָר אַל-תֶּרֶף; <text:s text:c="3"/>נִצְּרֶהָ, כִּי-הִיא חַיֶּיךָ.</text:p>
          </table:table-cell>
          <table:table-cell table:style-name="表29.B2" office:value-type="string">
            <text:p text:style-name="P12"/>
            <text:p text:style-name="P12"/>
            <text:p text:style-name="P12">hold fast! / admonition / must not – to relax</text:p>
            <text:p text:style-name="P12">to preserve + her / for – she</text:p>
            <text:p text:style-name="P12"/>
            <text:p text:style-name="P12">lives + thy</text:p>
          </table:table-cell>
        </table:table-row>
        <table:table-row>
          <table:table-cell table:style-name="表29.A2" office:value-type="string">
            <text:p text:style-name="P19">/] <office:annotation office:name="__Annotation__1923_484518897"><dc:creator>iwabuchi ken</dc:creator><dc:date>2020-05-04T13:08:16.12</dc:date><text:p text:style-name="P32"><text:span text:style-name="T9">comp</text:span></text:p></office:annotation>XXX<office:annotation-end office:name="__Annotation__1923_484518897"/>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<office:annotation office:name="__Annotation__3070_799772361"><dc:creator>iwabuchi ken</dc:creator><dc:date>2020-05-05T09:43:34.19</dc:date><text:p text:style-name="P32"><text:span text:style-name="T9">start</text:span></text:p></office:annotation>XXX<office:annotation-end office:name="__Annotation__3070_799772361"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14</text:p>
            <text:p text:style-name="P15">בְּאֹרַח רְשָׁעִים,</text:p>
            <text:p text:style-name="P15"><text:s/>אַל-תָּבֹא; <text:s text:c="3"/>וְאַל-תְּאַשֵּׁר,</text:p>
            <text:p text:style-name="P15"><text:s/>בְּדֶרֶךְ רָעִים.</text:p>
          </table:table-cell>
          <table:table-cell table:style-name="表29.B2" office:value-type="string">
            <text:p text:style-name="P12"/>
            <text:p text:style-name="P12"/>
            <text:p text:style-name="P12">in path / wicked ones</text:p>
            <text:p text:style-name="P12"/>
            <text:p text:style-name="P12">must not – to come / and must </text:p>
            <text:p text:style-name="P12"/>
            <text:p text:style-name="P12">not to progress</text:p>
            <text:p text:style-name="P12"/>
            <text:p text:style-name="P12">in way / evil men</text:p>
          </table:table-cell>
        </table:table-row>
        <table:table-row>
          <table:table-cell table:style-name="表29.A2" office:value-type="string">
            <text:p text:style-name="P15">4:15</text:p>
            <text:p text:style-name="P15">טו <text:s/>פְּרָעֵהוּ אַל-תַּעֲבָר-בּוֹ; <text:s text:c="2"/></text:p>
            <text:p text:style-name="P15"><text:s/>שְׂטֵה מֵעָלָיו וַעֲבֹר.</text:p>
          </table:table-cell>
          <table:table-cell table:style-name="表29.B2" office:value-type="string">
            <text:p text:style-name="P12"/>
            <text:p text:style-name="P12"/>
            <text:p text:style-name="P12">renounce + him! / must not – to pass in him</text:p>
            <text:p text:style-name="P12"/>
            <text:p text:style-name="P12"/>
            <text:p text:style-name="P12">swerve! / from on + him / and pass!</text:p>
          </table:table-cell>
        </table:table-row>
        <table:table-row>
          <table:table-cell table:style-name="表29.A2" office:value-type="string">
            <text:p text:style-name="P15">4:16</text:p>
            <text:p text:style-name="P15"><text:soft-page-break/>טז <text:s/>כִּי לֹא יִשְׁנוּ, אִם-לֹא יָרֵעוּ; <text:s/></text:p>
            <text:p text:style-name="P15"><text:s text:c="2"/>וְנִגְזְלָה שְׁנָתָם,</text:p>
            <text:p text:style-name="P15"><text:s/>אִם-לֹא יכשולו (יַכְשִׁילוּ).<text:tab/>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for / not / to sleep / if – not / to do evil</text:p>
            <text:p text:style-name="P12"/>
            <text:p text:style-name="P12"/>
            <text:p text:style-name="P12">and to be snatched / sleep + them</text:p>
            <text:p text:style-name="P12">if – not / to cause to stumble</text:p>
          </table:table-cell>
        </table:table-row>
        <table:table-row>
          <table:table-cell table:style-name="表29.A2" office:value-type="string">
            <text:p text:style-name="P15">4:17</text:p>
            <text:p text:style-name="P15">יז <text:s/>כִּי לָחֲמוּ, לֶחֶם רֶשַׁע; <text:s text:c="3"/>וְיֵין חֲמָסִים יִשְׁתּוּ.<text:tab/></text:p>
          </table:table-cell>
          <table:table-cell table:style-name="表29.B2" office:value-type="string">
            <text:p text:style-name="P12"/>
            <text:p text:style-name="P12"/>
            <text:p text:style-name="P12">for / to dine / bread</text:p>
            <text:p text:style-name="P12"/>
            <text:p text:style-name="P12">wickedness / and wine / violences</text:p>
            <text:p text:style-name="P12">to drink</text:p>
          </table:table-cell>
        </table:table-row>
        <table:table-row>
          <table:table-cell table:style-name="表29.A2" office:value-type="string">
            <text:p text:style-name="P15">4:18</text:p>
            <text:p text:style-name="P15">יח <text:s/>וְאֹרַח צַדִּיקִים, כְּאוֹר נֹגַהּ: <text:s text:c="3"/>הוֹלֵךְ וָאוֹר, עַד-נְכוֹן הַיּוֹם.</text:p>
          </table:table-cell>
          <table:table-cell table:style-name="表29.B2" office:value-type="string">
            <text:p text:style-name="P12"/>
            <text:p text:style-name="P12"/>
            <text:p text:style-name="P12">and path / righteous ones</text:p>
            <text:p text:style-name="P12"/>
            <text:p text:style-name="P12">as light / brightness / going</text:p>
            <text:p text:style-name="P12"/>
            <text:p text:style-name="P12">and enlighting / until – be established / the day</text:p>
          </table:table-cell>
        </table:table-row>
        <table:table-row>
          <table:table-cell table:style-name="表29.A2" office:value-type="string">
            <text:p text:style-name="P19">/] <office:annotation office:name="__Annotation__3098_799772361"><dc:creator>iwabuchi ken</dc:creator><dc:date>2020-05-05T10:13:42.29</dc:date><text:p text:style-name="P32"><text:span text:style-name="T9">end</text:span></text:p></office:annotation>XXX<office:annotation-end office:name="__Annotation__3098_799772361"/>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<office:annotation office:name="__Annotation__1666_1309051837"><dc:creator>iwabuchi ken</dc:creator><dc:date>2020-05-06T08:58:14.12</dc:date><text:p text:style-name="P33"><text:span text:style-name="T10">start</text:span></text:p></office:annotation>XXX<office:annotation-end office:name="__Annotation__1666_1309051837"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19</text:p>
            <text:p text:style-name="P15"><text:s/>דֶּרֶךְ רְשָׁעִים, כָּאֲפֵלָה: <text:s text:c="3"/>לֹא יָדְעוּ, בַּמֶּה יִכָּשֵׁלוּ.</text:p>
          </table:table-cell>
          <table:table-cell table:style-name="表29.B2" office:value-type="string">
            <text:p text:style-name="P12"/>
            <text:p text:style-name="P12"/>
            <text:p text:style-name="P12">way / wicked ones / like gloom</text:p>
            <text:p text:style-name="P12"/>
            <text:p text:style-name="P12">not / to know / in what? / to stumble</text:p>
          </table:table-cell>
        </table:table-row>
        <table:table-row>
          <table:table-cell table:style-name="表29.A2" office:value-type="string">
            <text:p text:style-name="P15">4:20</text:p>
            <text:p text:style-name="P15">כ <text:s/>בְּנִי, לִדְבָרַי <text:soft-page-break/>הַקְשִׁיבָה; <text:s text:c="3"/>לַאֲמָרַי, הַט-אָזְנֶךָ.</text:p>
          </table:table-cell>
          <table:table-cell table:style-name="表29.B2" office:value-type="string">
            <text:p text:style-name="P12"/>
            <text:p text:style-name="P12"/>
            <text:p text:style-name="P12">son + my / to. words + my</text:p>
            <text:p text:style-name="P12"/>
            <text:p text:style-name="P12"><text:soft-page-break/></text:p>
            <text:p text:style-name="P12">attend! / to saying + my</text:p>
            <text:p text:style-name="P12">stretch out! - ear + thy</text:p>
          </table:table-cell>
        </table:table-row>
        <table:table-row>
          <table:table-cell table:style-name="表29.A2" office:value-type="string">
            <text:p text:style-name="P15">4:21</text:p>
            <text:p text:style-name="P15">כא <text:s/>אַל-יַלִּיזוּ מֵעֵינֶיךָ; <text:s text:c="3"/>שָׁמְרֵם, בְּתוֹךְ לְבָבֶךָ.</text:p>
          </table:table-cell>
          <table:table-cell table:style-name="表29.B2" office:value-type="string">
            <text:p text:style-name="P12"/>
            <text:p text:style-name="P12"/>
            <text:p text:style-name="P12">must not – to deviate / from eyes + thy</text:p>
            <text:p text:style-name="P12">keep them ! / in midst / heart + thy</text:p>
          </table:table-cell>
        </table:table-row>
        <table:table-row>
          <table:table-cell table:style-name="表29.A2" office:value-type="string">
            <text:p text:style-name="P15">4:22</text:p>
            <text:p text:style-name="P15">כב <text:s/>כִּי-חַיִּים הֵם, לְמֹצְאֵיהֶם; <text:s/></text:p>
            <text:p text:style-name="P15"><text:s text:c="2"/>וּלְכָל-בְּשָׂרוֹ מַרְפֵּא.<text:tab/></text:p>
          </table:table-cell>
          <table:table-cell table:style-name="表29.B2" office:value-type="string">
            <text:p text:style-name="P12"/>
            <text:p text:style-name="P12"/>
            <text:p text:style-name="P12">for – lives / they</text:p>
            <text:p text:style-name="P12"/>
            <text:p text:style-name="P12">to. ones finding + them </text:p>
            <text:p text:style-name="P12"/>
            <text:p text:style-name="P12">and to. all – flesh + his / health</text:p>
          </table:table-cell>
        </table:table-row>
        <table:table-row>
          <table:table-cell table:style-name="表29.A2" office:value-type="string">
            <text:p text:style-name="P15">4:23</text:p>
            <text:p text:style-name="P15">כג <text:s/>מִכָּל-מִשְׁמָר, נְצֹר לִבֶּךָ: <text:s text:c="3"/>כִּי-מִמֶּנּוּ, תּוֹצְאוֹת חַיִּים.</text:p>
          </table:table-cell>
          <table:table-cell table:style-name="表29.B2" office:value-type="string">
            <text:p text:style-name="P12"/>
            <text:p text:style-name="P12"/>
            <text:p text:style-name="P12">from any – guard / preserve!</text:p>
            <text:p text:style-name="P12"/>
            <text:p text:style-name="P12">heart + thy / for – from + him</text:p>
            <text:p text:style-name="P12"/>
            <text:p text:style-name="P12">to exit / lives</text:p>
          </table:table-cell>
        </table:table-row>
        <table:table-row>
          <table:table-cell table:style-name="表29.A2" office:value-type="string">
            <text:p text:style-name="P19">/] XXX</text:p>
          </table:table-cell>
          <table:table-cell table:style-name="表29.B2" office:value-type="string">
            <text:p text:style-name="P18">@@@</text:p>
          </table:table-cell>
        </table:table-row>
        <table:table-row>
          <table:table-cell table:style-name="表29.A2" office:value-type="string">
            <text:p text:style-name="P19">[XXX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24</text:p>
            <text:p text:style-name="P15">הָסֵר מִמְּךָ, עִקְּשׁוּת פֶּה; <text:s text:c="3"/>וּלְזוּת שְׂפָתַיִם, הַרְחֵק מִמֶּךָּ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25</text:p>
            <text:p text:style-name="P15"><text:soft-page-break/>כה <text:s/>עֵינֶיךָ, לְנֹכַח יַבִּיטוּ; <text:s text:c="3"/>וְעַפְעַפֶּיךָ, יַיְשִׁרוּ נֶגְדֶּךָ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26</text:p>
            <text:p text:style-name="P15">כו <text:s/>פַּלֵּס, מַעְגַּל רַגְלֶךָ; <text:s text:c="3"/>וְכָל-דְּרָכֶיךָ יִכֹּנוּ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27</text:p>
            <text:p text:style-name="P15">כז <text:s/>אַל-תֵּט-יָמִין וּשְׂמֹאול; <text:s text:c="3"/>הָסֵר רַגְלְךָ מֵרָע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1</text:p>
            <text:p text:style-name="P15">בְּנִי, לְחָכְמָתִי הַקְשִׁיבָה; <text:s text:c="3"/>לִתְבוּנָתִי, הַט-אָזְנֶךָ.</text:p>
          </table:table-cell>
          <table:table-cell table:style-name="表29.B2" office:value-type="string">
            <text:p text:style-name="P12"/>
          </table:table-cell>
        </table:table-row>
        <table:table-row table:style-name="表29.92">
          <table:table-cell table:style-name="表29.A2" office:value-type="string">
            <text:p text:style-name="P19">/] XXX</text:p>
          </table:table-cell>
          <table:table-cell table:style-name="表29.B2" office:value-type="string">
            <text:p text:style-name="P12">TEMPLATE</text:p>
          </table:table-cell>
        </table:table-row>
        <table:table-row>
          <table:table-cell table:style-name="表29.A2" office:value-type="string">
            <text:p text:style-name="P19">[XXX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/>
          </table:table-cell>
          <table:table-cell table:style-name="表29.B2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 </text:p>
      <text:p text:style-name="P16"/>
      <text:p text:style-name="P18"/>
      <text:p text:style-name="P17"/>
      <text:p text:style-name="P7"><text:soft-page-break/>------------------------------------------------------------</text:p>
      <text:p text:style-name="P7">[XXX] 20200327_115755</text:p>
      <text:p text:style-name="P16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5"/>
          </table:table-cell>
          <table:table-cell table:style-name="表30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 </text:p>
      <text:p text:style-name="P16"/>
      <text:p text:style-name="P17"/>
      <text:p text:style-name="P17"/>
      <text:p text:style-name="P17"/>
      <text:p text:style-name="P17"/>
      <text:p text:style-name="P1">------------------------------------------------------------ TEMPLATE<text:change text:change-id="ct158759744"/></text:p>
      <text:p text:style-name="P7">------------------------------------------------------------</text:p>
      <text:p text:style-name="P7">[XXX] </text:p>
      <text:p text:style-name="P16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5"/>
          </table:table-cell>
          <table:table-cell table:style-name="表49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 </text:p>
      <text:p text:style-name="P16"/>
      <text:p text:style-name="P17"/>
      <text:p text:style-name="P17"><text:soft-page-break/></text:p>
      <text:p text:style-name="P5">1. <text:span text:style-name="T6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5"/>
          </table:table-cell>
        </table:table-row>
        <table:table-row>
          <table:table-cell table:style-name="表15.A2" office:value-type="string">
            <text:p text:style-name="P20"/>
          </table:table-cell>
        </table:table-row>
      </table:table>
      <text:p text:style-name="P5">2. <text:span text:style-name="T6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5"/>
          </table:table-cell>
        </table:table-row>
        <table:table-row>
          <table:table-cell table:style-name="表16.A2" office:value-type="string">
            <text:p text:style-name="P20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</text:p>
      <text:p text:style-name="P16"/>
      <text:p text:style-name="P16"/>
      <text:p text:style-name="P4"/>
      <text:p text:style-name="P17"/>
      <text:p text:style-name="P5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5"/>
          </table:table-cell>
        </table:table-row>
        <table:table-row>
          <table:table-cell table:style-name="表3.A2" office:value-type="string">
            <text:p text:style-name="P20"/>
          </table:table-cell>
        </table:table-row>
      </table:table>
      <text:p text:style-name="P5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5"/>
          </table:table-cell>
        </table:table-row>
        <table:table-row>
          <table:table-cell table:style-name="表50.A2" office:value-type="string">
            <text:p text:style-name="P20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</text:p>
      <text:p text:style-name="P16"/>
      <text:p text:style-name="P16"/>
      <text:p text:style-name="P16"/>
      <text:p text:style-name="P16"/>
      <text:p text:style-name="P14"><text:soft-page-break/>/------------------------------------------------------------ /TEMPLATE</text:p>
      <text:p text:style-name="P16"/>
      <text:p text:style-name="P6">--------------------------------------- [STEPS : closing] 20191009_161940</text:p>
      <text:list xml:id="list890287175750125007" text:style-name="L2">
        <text:list-item>
          <text:p text:style-name="P25">time label ==&gt; paste</text:p>
        </text:list-item>
        <text:list-item>
          <text:p text:style-name="P25">“@@@” ==&gt; move to → at the bottom of the doc area</text:p>
        </text:list-item>
        <text:list-item>
          <text:p text:style-name="P25">DUP : template</text:p>
        </text:list-item>
        <text:list-item>
          <text:p text:style-name="P25">close</text:p>
          <text:list>
            <text:list-item>
              <text:p text:style-name="P25">web pages</text:p>
            </text:list-item>
            <text:list-item>
              <text:p text:style-name="P25">sheet file</text:p>
            </text:list-item>
            <text:list-item>
              <text:p text:style-name="P25">folders (if any)</text:p>
            </text:list-item>
            <text:list-item>
              <text:p text:style-name="P25">this</text:p>
            </text:list-item>
          </text:list>
        </text:list-item>
      </text:list>
      <text:p text:style-name="P6">/ --------------------------------------- [STEPS : closing] 20191009_161940 /</text:p>
      <text:p text:style-name="P6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22"/>
          </table:table-cell>
          <table:table-cell table:style-name="表236.A1" office:value-type="string">
            <text:p text:style-name="P22">TH</text:p>
          </table:table-cell>
          <table:table-cell table:style-name="表236.C1" office:value-type="string">
            <text:p text:style-name="P22">“the”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2">gh</text:p>
          </table:table-cell>
          <table:table-cell table:style-name="表236.C2" office:value-type="string">
            <text:p text:style-name="P22">arabic ghain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2">dz</text:p>
          </table:table-cell>
          <table:table-cell table:style-name="表236.C2" office:value-type="string">
            <text:p text:style-name="P22">arabic ẓ (ðˁ) (ظ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1">a_</text:p>
          </table:table-cell>
          <table:table-cell table:style-name="表236.C2" office:value-type="string">
            <text:p text:style-name="P22">“<text:span text:style-name="T7">a</text:span>”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1">*</text:p>
          </table:table-cell>
          <table:table-cell table:style-name="表236.C2" office:value-type="string">
            <text:p text:style-name="P22">kha: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1">** (#)</text:p>
          </table:table-cell>
          <table:table-cell table:style-name="表236.C2" office:value-type="string">
            <text:p text:style-name="P22">kh</text:p>
          </table:table-cell>
        </table:table-row>
      </table:table>
      <text:p text:style-name="P6"/>
      <text:p text:style-name="P6"/>
      <text:p text:style-name="P6">/ --------------------------------------- [SYMBOLS] 20191113_111045 /</text:p>
      <text:p text:style-name="P6"/>
      <text:p text:style-name="P6"/>
      <table:table table:name="表276" table:style-name="表276">
        <table:table-column table:style-name="表276.A"/>
        <table:table-row>
          <table:table-cell table:style-name="表276.A1" office:value-type="string">
            <text:p text:style-name="P23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3"/>
          </table:table-cell>
        </table:table-row>
      </table:table>
      <text:p text:style-name="P11"/>
      <text:p text:style-name="P14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5-06T09:09:39.53</dc:date>
    <dc:creator>iwabuchi ken</dc:creator>
    <meta:editing-duration>P5DT17H56M7S</meta:editing-duration>
    <meta:editing-cycles>350</meta:editing-cycles>
    <meta:generator>OpenOffice/4.1.3$Win32 OpenOffice.org_project/413m1$Build-9783</meta:generator>
    <meta:document-statistic meta:table-count="9" meta:image-count="0" meta:object-count="0" meta:page-count="18" meta:paragraph-count="424" meta:word-count="2378" meta:character-count="11524"/>
  </office:meta>
</office:document-meta>
</file>